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HelveticaNeueCyr Black" svg:font-family="'HelveticaNeueCyr Black'"/>
    <style:font-face style:name="HelveticaNeueCyr Light" svg:font-family="'HelveticaNeueCyr Light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97cm" fo:margin-bottom="0.397cm" loext:contextual-spacing="false" style:line-height-at-least="0.476cm" fo:widows="1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397cm" fo:margin-bottom="0.397cm" loext:contextual-spacing="false" style:line-height-at-least="0.476cm" fo:widows="1" fo:text-indent="0cm" style:auto-text-indent="false" fo:padding="0cm" fo:border="none"/>
      <style:text-properties officeooo:paragraph-rsid="001f1d86"/>
    </style:style>
    <style:style style:name="P3" style:family="paragraph" style:parent-style-name="Text_20_body">
      <style:paragraph-properties fo:margin-left="0cm" fo:margin-right="0cm" fo:margin-top="0.397cm" fo:margin-bottom="0.397cm" loext:contextual-spacing="false" style:line-height-at-least="0.476cm" fo:widows="1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.397cm" fo:margin-bottom="0.397cm" loext:contextual-spacing="false" style:line-height-at-least="0.476cm" fo:widows="1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.397cm" fo:margin-bottom="0.397cm" loext:contextual-spacing="false" style:line-height-at-least="0.476cm" fo:widows="1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.397cm" fo:margin-bottom="0.397cm" loext:contextual-spacing="false" style:line-height-at-least="0.476cm" fo:widows="1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7" style:family="paragraph" style:parent-style-name="Text_20_body" style:list-style-name="L4">
      <style:paragraph-properties fo:margin-left="0cm" fo:margin-right="0cm" fo:margin-top="0.397cm" fo:margin-bottom="0.397cm" loext:contextual-spacing="false" style:line-height-at-least="0.476cm" fo:widows="1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.397cm" fo:margin-bottom="0.397cm" loext:contextual-spacing="false" style:line-height-at-least="0.476cm" fo:widows="1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officeooo:paragraph-rsid="001f1d86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476cm" fo:widows="1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bold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476cm" fo:widows="1" fo:text-indent="0cm" style:auto-text-indent="false" fo:padding="0cm" fo:border="none"/>
    </style:style>
    <style:style style:name="T1" style:family="text">
      <style:text-properties officeooo:rsid="001f1d86"/>
    </style:style>
    <style:style style:name="T2" style:family="text">
      <style:text-properties fo:color="#003764" style:font-name="HelveticaNeueCyr Light" fo:font-size="12.75pt"/>
    </style:style>
    <style:style style:name="T3" style:family="text">
      <style:text-properties fo:color="#003764" style:font-name="Liberation Serif" fo:font-size="12.75pt"/>
    </style:style>
    <style:style style:name="T4" style:family="text">
      <style:text-properties fo:color="#003764" style:font-name="Liberation Serif" fo:font-size="12pt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color="#800000" style:font-name="Liberation Serif" fo:font-size="12pt" style:font-size-asian="12pt" style:font-size-complex="12pt"/>
    </style:style>
    <style:style style:name="T7" style:family="text">
      <style:text-properties fo:font-variant="normal" fo:text-transform="none" fo:color="#007e5c" style:text-line-through-style="none" style:text-line-through-type="none" style:font-name="HelveticaNeueCyr Black" fo:font-size="13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7e5c" style:text-line-through-style="none" style:text-line-through-type="none" style:font-name="HelveticaNeueCyr Light" fo:font-size="12.7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7e5c" style:text-line-through-style="none" style:text-line-through-type="none" style:font-name="HelveticaNeueCyr Light" fo:font-size="12.75pt" fo:letter-spacing="normal" fo:font-style="normal" style:text-underline-style="none" fo:font-weight="normal" style:text-blinking="false" style:font-weight-asian="normal" style:font-weight-complex="normal"/>
    </style:style>
    <style:style style:name="T10" style:family="text">
      <style:text-properties fo:font-variant="normal" fo:text-transform="none" fo:color="#007e5c" style:text-line-through-style="none" style:text-line-through-type="none" style:font-name="HelveticaNeueCyr Light" fo:font-size="12.75pt" fo:letter-spacing="normal" fo:font-style="normal" style:text-underline-style="none" fo:font-weight="bold" style:text-blinking="false" style:font-weight-asian="bold" style:font-weight-complex="bold"/>
    </style:style>
    <style:style style:name="T1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 officeooo:rsid="001f1d86"/>
    </style:style>
    <style:style style:name="T13" style:family="text">
      <style:text-properties fo:font-variant="normal" fo:text-transform="none" fo:color="#000000" style:font-name="Arial" fo:font-size="10.5pt" fo:letter-spacing="normal" fo:font-style="normal" fo:font-weight="normal" officeooo:rsid="0020cf56"/>
    </style:style>
    <style:style style:name="T14" style:family="text">
      <style:text-properties fo:font-variant="normal" fo:text-transform="none" fo:color="#000000" style:font-name="Arial" fo:font-size="10.5pt" fo:letter-spacing="normal" fo:font-style="normal" fo:font-weight="bold" fo:padding="0cm" fo:border="none"/>
    </style:style>
    <style:style style:name="T15" style:family="text">
      <style:text-properties fo:font-variant="normal" fo:text-transform="none" fo:color="#000000" style:text-line-through-style="none" style:text-line-through-type="none" style:font-name="HelveticaNeueCyr Black" fo:font-size="13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00000" style:text-line-through-style="none" style:text-line-through-type="none" style:font-name="HelveticaNeueCyr Black" fo:font-size="12pt" fo:letter-spacing="normal" fo:font-style="normal" style:text-underline-style="none" fo:font-weight="normal" style:text-blinking="false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0cf56" style:text-blinking="false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HelveticaNeueCyr Light" fo:font-size="12.75pt" fo:letter-spacing="normal" fo:font-style="normal" style:text-underline-style="none" fo:font-weight="normal" style:text-blinking="false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HelveticaNeueCyr Light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олитика конфиденциальности</text:p>
      <text:p text:style-name="P2"><text:span text:style-name="T13">В</text:span><text:span text:style-name="T11">ашему вниманию предлагаются Правила сбора, обработки и хранения персональных данных клиентов, которые установлены сервисом коллективных покупок «1Безопасное Агенство Необходимых Кредитов» и определяют порядок обращения с персональными данными пользователей, зарегистрированными на сайте </text:span><text:span text:style-name="T12">https://mycredit.com.ua</text:span><text:span text:style-name="T11">.</text:span></text:p>
      <text:p text:style-name="P10"><text:span text:style-name="T14">1. Основные положения.</text:span></text:p>
      <text:p text:style-name="P8">Регистрируясь на сайте "1Безопасное Агенство Необходимых Кредитов", Пользователь дает согласие на соблюдение настоящих Правил и предоставляет свое разрешение ООО «1Безопасное Агенство Необходимых Кредитов» на сбор, хранение, использование и разглашение своих персональных данных в соответствии с действующим законодательством Украины и Правилами, которые начинают действовать с момента регистрации Пользователя на сайте <text:span text:style-name="T1">https://mycredit.com.ua</text:span>.</text:p>
      <text:p text:style-name="P10"><text:span text:style-name="T14">2. Сбор и использование персональных данных клиента</text:span></text:p>
      <text:p text:style-name="P3">Соглашаясь с Правилами, предоставленными ООО «1Безопасное Агенство Необходимых Кредитов», Пользователь подтверждает согласие на использование персональных данных для:</text:p>
      <text:list xml:id="list1889790259637237331" text:style-name="L1">
        <text:list-item>
          <text:p text:style-name="P4">Предоставления услуг клиентам;</text:p>
        </text:list-item>
        <text:list-item>
          <text:p text:style-name="P4">Поддержки пользователей сайта;</text:p>
        </text:list-item>
        <text:list-item>
          <text:p text:style-name="P4">Улучшения качества содержания сайта;</text:p>
        </text:list-item>
        <text:list-item>
          <text:p text:style-name="P4">Уведомления клиентов об услугах и предложениях, которые предоставляет ООО «1Безопасное Агенство Необходимых Кредитов»</text:p>
        </text:list-item>
      </text:list>
      <text:p text:style-name="P3">ООО «1Безопасное Агенство Необходимых Кредитов» имеет право на сбор, хранение и использование следующих данных:</text:p>
      <text:list xml:id="list1646088873545443078" text:style-name="L2">
        <text:list-item>
          <text:p text:style-name="P5">ФИО клиента</text:p>
        </text:list-item>
        <text:list-item>
          <text:p text:style-name="P5">ник</text:p>
        </text:list-item>
        <text:list-item>
          <text:p text:style-name="P5">дата рождения</text:p>
        </text:list-item>
        <text:list-item>
          <text:p text:style-name="P5">контактная информация (e-mail, контактный телефон, место проживания)</text:p>
        </text:list-item>
        <text:list-item>
          <text:p text:style-name="P5">пароль</text:p>
        </text:list-item>
        <text:list-item>
          <text:p text:style-name="P5">история пользования услугами сайта</text:p>
        </text:list-item>
      </text:list>
      <text:p text:style-name="P1"/>
      <text:p text:style-name="P9"><text:soft-page-break/>3. Разглашение персональных данных</text:p>
      <text:p text:style-name="P3">ООО «1Безопасное Агенство Необходимых Кредитов» получает право предоставлять информацию о клиенте третьим лицам в следующих случаях:</text:p>
      <text:list xml:id="list768051748097067403" text:style-name="L3">
        <text:list-item>
          <text:p text:style-name="P6">Клиент дал дополнительное согласие на использование персональных данных;</text:p>
        </text:list-item>
        <text:list-item>
          <text:p text:style-name="P6">ООО «1Безопасное Агенство Необходимых Кредитов» предоставляет информацию о клиенте своим партнерам и другим третьим лицам с целью, для которой эта информация была собрана;</text:p>
        </text:list-item>
        <text:list-item>
          <text:p text:style-name="P6">В случае официального запроса информации государственными и правоохранительными органами. В этом случае владелец базы данных имеет право предоставлять следующие данные о клиенте: ФИО, адрес клиента, номер контактного телефона, e-mail, дату рождения, данные о покупке.</text:p>
        </text:list-item>
        <text:list-item>
          <text:p text:style-name="P6">Публикация обобщенной информации, которая не касается персональных данных клиента, не требует соглашения Пользователя.</text:p>
        </text:list-item>
        <text:list-item>
          <text:p text:style-name="P6">ООО «1Безопасное Агенство Необходимых Кредитов» имеет право перемещать персональные данные через границу в целях, для которой информация была собрана, в случае, если клиент находится за рубежом. Владелец базы данных обязуется соблюдать все меры безопасности для защиты информацию от неправомерного доступа к ней или ее изменения, незаконного разглашения или удаления.</text:p>
        </text:list-item>
      </text:list>
      <text:p text:style-name="P1"><text:span text:style-name="T11">ООО «1Безопасное Агенство Необходимых Кредитов» также может передавать персональные данные клиента другим третьим лицам, входящим в группу компаний, к которой относится собственник базы данных, в том числе компаниям за пределами Украины.</text:span></text:p>
      <text:p text:style-name="P3">ООО «1Безопасное Агенство Необходимых Кредитов» несет единоличную и полную юридическую ответственность за сбор, хранение, использование и защиту персональных данных клиента.</text:p>
      <text:p text:style-name="P10"><text:span text:style-name="T14">4. Права Пользователей как субъектов персональных данных</text:span></text:p>
      <text:p text:style-name="P3">4.1. получать доступ к своим персональным данным;</text:p>
      <text:p text:style-name="P3">4.2.получать информацию касательно условий предоставления доступа к персональным данным;</text:p>
      <text:p text:style-name="P3">4.3. получать информацию об источниках сбора и местонахождении своих персональных данных;</text:p>
      <text:p text:style-name="P3">4.4. получать информацию о месте проживания и пребывания собственника или распорядителя базы данных, а также дать соответствующее поручение такой информации уполномоченным лицам, кроме случаев, установленных законом.</text:p>
      <text:p text:style-name="P3">4.5. получать ответ на запрос о том, обрабатываются ли персональные данные клиента и каково их содержание, но не позднее чем за тридцать дней с дня предоставления запроса, кроме <text:soft-page-break/>случаев предусмотренных законом;</text:p>
      <text:p text:style-name="P3">4.6. вносить оговорки касательно ограничения права на обработку своих персональных данных во время предоставления согласия;</text:p>
      <text:p text:style-name="P3">4.7. предъявлять требования владельцу персональных данных с возражением против обработки своих персональных данных;</text:p>
      <text:p text:style-name="P3">4.8. знать механизм автоматической обработки персональных данных;</text:p>
      <text:p text:style-name="P3">4.9. на защиту от автоматизированного решения, которое имеет для него правовые последствия.</text:p>
      <text:p text:style-name="P3">4.10. отозвать согласие на обработку персональных данных;</text:p>
      <text:p text:style-name="P3">4.11. предъявлять требование относительно изменения либо уничтожения своих персональных данных, если эти данные обрабатываются незаконно или являются недостоверными.</text:p>
      <text:p text:style-name="P3">4.12. обращаться с жалобами касательно обработки своих персональных данных к Уполномоченному, или к суду;</text:p>
      <text:p text:style-name="P3">4.13. на защиту своих персональных данных от незаконной обработки, утраты, уничтожения, повреждения в связи с умышленным сокрытием, не предоставлением или несвоевременным их предоставлением, а также на защиту от предоставления недостоверной информации, которая порочит репутацию, честь и гордость физического лица;</text:p>
      <text:p text:style-name="P3">4.14. применять средства правовой защиты в случае нарушения законодательства о защите персональных данных;</text:p>
      <text:p text:style-name="P9">5. Удаление персональных данных и отказ от рассылки</text:p>
      <text:list xml:id="list9055060808088200592" text:style-name="L4">
        <text:list-item>
          <text:p text:style-name="P7">В случае, если Пользователь не хочет пользоваться услугами сервиса «1Безопасное Агенство Необходимых Кредитов», или в случае изменения персональных данных, Пользователь имеет право на удаление/деактивацию данных.</text:p>
        </text:list-item>
        <text:list-item>
          <text:p text:style-name="P7">ООО «1Безопасное Агенство Необходимых Кредитов» также предоставляет клиентам право отказаться от получения любой информации, связанной с услугами, которые предоставляет сервис. При этом владелец базы данных оставляет за собой право использовать персональные данные Пользователя с целью, для которой эта информация была собрана, на протяжении 30 дней после деактивации данных Пользователя.</text:p>
        </text:list-item>
      </text:list>
      <text:p text:style-name="P1"><text:span text:style-name="T11">6. Собственником базы данных Пользователей интернет-сайта "1Безопасное Агенство Необходимых Кредитов" является ООО «1Безопасное Агенство Необходимых Кредитов» (Код ЕГРПОУ).</text:span></text:p>
      <text:p text:style-name="P3">Адрес: <text:span text:style-name="T5">61052, город Харьков , улица Суздальские ряды, дом 9</text:span></text:p>
      <text:p text:style-name="P1"><text:soft-page-break/><text:span text:style-name="T11">Контактный телефон: </text:span><text:a xlink:type="simple" xlink:href="tel:0%20800%20214%20111" text:style-name="Internet_20_link" text:visited-style-name="Visited_20_Internet_20_Link"><text:span text:style-name="T17">0 800 214 111</text:span></text:a></text:p>
      <text:p text:style-name="P1"><text:span text:style-name="T11">E-mail: </text:span><text:a xlink:type="simple" xlink:href="mailto:support@mycredit.com.ua" text:style-name="Internet_20_link" text:visited-style-name="Visited_20_Internet_20_Link"><text:span text:style-name="T18">support@</text:span></text:a><text:a xlink:type="simple" xlink:href="mailto:support@mycredit.com.ua" text:style-name="Internet_20_link" text:visited-style-name="Visited_20_Internet_20_Link"><text:span text:style-name="T19">mycredit</text:span></text:a><text:a xlink:type="simple" xlink:href="mailto:support@mycredit.com.ua" text:style-name="Internet_20_link" text:visited-style-name="Visited_20_Internet_20_Link"><text:span text:style-name="T18">.com.u</text:span></text:a><text:span text:style-name="T19">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HelveticaNeueCyr Black" svg:font-family="'HelveticaNeueCyr Black'"/>
    <style:font-face style:name="HelveticaNeueCyr Light" svg:font-family="'HelveticaNeueCyr Light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09:56:42.925736154</meta:creation-date>
    <dc:date>2016-09-06T10:03:53.473398714</dc:date>
    <meta:editing-duration>PT7M11S</meta:editing-duration>
    <meta:editing-cycles>2</meta:editing-cycles>
    <meta:generator>LibreOffice/4.4.2.2$Linux_x86 LibreOffice_project/40m0$Build-2</meta:generator>
    <meta:document-statistic meta:table-count="0" meta:image-count="0" meta:object-count="0" meta:page-count="4" meta:paragraph-count="48" meta:word-count="727" meta:character-count="5870" meta:non-whitespace-character-count="5208"/>
  </office:meta>
</office:document-meta>
</file>